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erif" svg:font-family="Liberation Serif" style:font-family-generic="system" style:font-pitch="variable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2" style:parent-style-name="Standard" style:family="paragraph">
      <style:paragraph-properties fo:margin-bottom="0.1388in" fo:line-height="115%"/>
    </style:style>
    <style:style style:name="T3" style:parent-style-name="DefaultParagraphFont" style:family="text">
      <style:text-properties style:font-name-asian="Calibri" style:font-name-complex="Calibri" fo:font-weight="bold" style:font-weight-asian="bold" fo:font-size="14pt" style:font-size-asian="14pt"/>
    </style:style>
    <style:style style:name="T4" style:parent-style-name="DefaultParagraphFont" style:family="text">
      <style:text-properties style:font-name-asian="Calibri" style:font-name-complex="Calibri" fo:font-size="14pt" style:font-size-asian="14pt"/>
    </style:style>
    <style:style style:name="T5" style:parent-style-name="DefaultParagraphFont" style:family="text">
      <style:text-properties style:font-name-asian="Calibri" style:font-name-complex="Calibri" fo:font-size="14pt" style:font-size-asian="14pt"/>
    </style:style>
    <style:style style:name="T6" style:parent-style-name="DefaultParagraphFont" style:family="text">
      <style:text-properties style:font-name-asian="Calibri" style:font-name-complex="Calibri" fo:font-weight="bold" style:font-weight-asian="bold" fo:font-size="14pt" style:font-size-asian="14pt"/>
    </style:style>
    <style:style style:name="T7" style:parent-style-name="DefaultParagraphFont" style:family="text">
      <style:text-properties style:font-name-asian="Calibri" style:font-name-complex="Calibri" fo:font-size="14pt" style:font-size-asian="14pt"/>
    </style:style>
    <style:style style:name="T8" style:parent-style-name="DefaultParagraphFont" style:family="text">
      <style:text-properties style:font-name-asian="Calibri" style:font-name-complex="Calibri" fo:font-weight="bold" style:font-weight-asian="bold" fo:font-size="14pt" style:font-size-asian="14pt"/>
    </style:style>
    <style:style style:name="T9" style:parent-style-name="DefaultParagraphFont" style:family="text">
      <style:text-properties style:font-name-asian="Calibri" style:font-name-complex="Calibri" fo:font-size="14pt" style:font-size-asian="14pt"/>
    </style:style>
    <style:style style:name="T10" style:parent-style-name="DefaultParagraphFont" style:family="text">
      <style:text-properties style:font-name-asian="Calibri" style:font-name-complex="Calibri" fo:font-size="14pt" style:font-size-asian="14pt"/>
    </style:style>
    <style:style style:name="T11" style:parent-style-name="DefaultParagraphFont" style:family="text">
      <style:text-properties style:font-name-asian="Calibri" style:font-name-complex="Calibri" fo:font-weight="bold" style:font-weight-asian="bold" fo:font-size="14pt" style:font-size-asian="14pt"/>
    </style:style>
    <style:style style:name="T12" style:parent-style-name="DefaultParagraphFont" style:family="text">
      <style:text-properties style:font-name-asian="Calibri" style:font-name-complex="Calibri" fo:font-size="14pt" style:font-size-asian="14pt"/>
    </style:style>
    <style:style style:name="T13" style:parent-style-name="DefaultParagraphFont" style:family="text">
      <style:text-properties fo:font-size="14pt" style:font-size-asian="14pt" style:font-size-complex="14pt"/>
    </style:style>
    <style:style style:name="T14" style:parent-style-name="DefaultParagraphFont" style:family="text">
      <style:text-properties style:font-name-asian="Calibri" style:font-name-complex="Calibri" fo:color="#00000A" fo:font-size="14pt" style:font-size-asian="14pt"/>
    </style:style>
    <style:style style:name="T15" style:parent-style-name="DefaultParagraphFont" style:family="text">
      <style:text-properties style:font-name-asian="Calibri" style:font-name-complex="Calibri" fo:color="#00000A" fo:font-size="14pt" style:font-size-asian="14pt"/>
    </style:style>
    <style:style style:name="T16" style:parent-style-name="DefaultParagraphFont" style:family="text">
      <style:text-properties style:font-name-asian="Calibri" style:font-name-complex="Calibri" fo:color="#00000A" fo:font-size="14pt" style:font-size-asian="14pt"/>
    </style:style>
    <style:style style:name="P17" style:parent-style-name="Standard" style:family="paragraph">
      <style:paragraph-properties fo:margin-bottom="0.1388in" fo:line-height="115%"/>
    </style:style>
    <style:style style:name="T18" style:parent-style-name="DefaultParagraphFont" style:family="text">
      <style:text-properties style:font-name-asian="Calibri" style:font-name-complex="Calibri" fo:color="#00000A" fo:font-size="14pt" style:font-size-asian="14pt"/>
    </style:style>
    <style:style style:name="P19" style:parent-style-name="Standard" style:family="paragraph">
      <style:paragraph-properties fo:margin-bottom="0.1388in" fo:line-height="115%"/>
    </style:style>
    <style:style style:name="T20" style:parent-style-name="DefaultParagraphFont" style:family="text">
      <style:text-properties style:font-name-asian="Calibri" style:font-name-complex="Calibri" fo:font-weight="bold" style:font-weight-asian="bold" fo:color="#00000A" fo:font-size="14pt" style:font-size-asian="14pt"/>
    </style:style>
    <style:style style:name="T21" style:parent-style-name="DefaultParagraphFont" style:family="text">
      <style:text-properties style:font-name-asian="Calibri" style:font-name-complex="Calibri" fo:font-weight="bold" style:font-weight-asian="bold" fo:color="#00000A" fo:font-size="14pt" style:font-size-asian="14pt"/>
    </style:style>
    <style:style style:name="T22" style:parent-style-name="DefaultParagraphFont" style:family="text">
      <style:text-properties style:font-name-asian="Calibri" style:font-name-complex="Calibri" fo:font-weight="bold" style:font-weight-asian="bold" fo:color="#00000A" fo:font-size="14pt" style:font-size-asian="14pt"/>
    </style:style>
    <style:style style:name="T23" style:parent-style-name="DefaultParagraphFont" style:family="text">
      <style:text-properties style:font-name-asian="Calibri" style:font-name-complex="Calibri" fo:font-weight="bold" style:font-weight-asian="bold" fo:color="#00000A" fo:font-size="14pt" style:font-size-asian="14pt"/>
    </style:style>
    <style:style style:name="P24" style:parent-style-name="Standard" style:family="paragraph">
      <style:text-properties style:font-name="Liberation Serif" style:font-name-asian="Liberation Serif" style:font-name-complex="Liberation Serif" fo:color="#00000A" fo:font-size="12pt" style:font-size-asian="12pt"/>
    </style:style>
    <style:style style:name="P25" style:parent-style-name="Standard" style:family="paragraph">
      <style:text-properties style:font-name="Liberation Serif" style:font-name-asian="Liberation Serif" style:font-name-complex="Liberation Serif" fo:color="#00000A" fo:font-size="12pt" style:font-size-asian="12pt"/>
    </style:style>
    <style:style style:name="T26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27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8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9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1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2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5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6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7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8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9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4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41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42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4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4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45" style:parent-style-name="Standard" style:family="paragraph">
      <style:text-properties style:font-name-asian="Calibri" style:font-name-complex="Calibri" fo:color="#00000A"/>
    </style:style>
    <style:style style:name="T46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47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P48" style:parent-style-name="Standard" style:family="paragraph">
      <style:text-properties style:font-name="Liberation Serif" style:font-name-asian="Liberation Serif" style:font-name-complex="Liberation Serif" fo:color="#00000A" fo:font-size="12pt" style:font-size-asian="12pt"/>
    </style:style>
    <style:style style:name="T49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50" style:parent-style-name="Standard" style:family="paragraph">
      <style:text-properties style:font-name-asian="Calibri" style:font-name-complex="Calibri" fo:color="#00000A"/>
    </style:style>
    <style:style style:name="T51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52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5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5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55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56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57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58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59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6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61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62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6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6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65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66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67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68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69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7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71" style:parent-style-name="Standard" style:family="paragraph">
      <style:text-properties style:font-name-asian="Calibri" style:font-name-complex="Calibri" fo:color="#00000A"/>
    </style:style>
    <style:style style:name="T72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73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7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75" style:parent-style-name="Standard" style:family="paragraph">
      <style:text-properties style:font-name="Liberation Serif" style:font-name-asian="Liberation Serif" style:font-name-complex="Liberation Serif" fo:color="#00000A" fo:font-size="12pt" style:font-size-asian="12pt"/>
    </style:style>
    <style:style style:name="T76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77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78" style:parent-style-name="Standard" style:family="paragraph">
      <style:text-properties style:font-name-asian="Calibri" style:font-name-complex="Calibri" fo:color="#00000A"/>
    </style:style>
    <style:style style:name="T79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8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81" style:parent-style-name="Standard" style:family="paragraph">
      <style:text-properties style:font-name-asian="Calibri" style:font-name-complex="Calibri" fo:color="#00000A"/>
    </style:style>
    <style:style style:name="T82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83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8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85" style:parent-style-name="Standard" style:family="paragraph">
      <style:text-properties style:font-name-asian="Calibri" style:font-name-complex="Calibri" fo:color="#00000A"/>
    </style:style>
    <style:style style:name="T86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87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88" style:parent-style-name="Standard" style:family="paragraph">
      <style:text-properties style:font-name-asian="Calibri" style:font-name-complex="Calibri" fo:color="#00000A"/>
    </style:style>
    <style:style style:name="T89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90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91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92" style:parent-style-name="Standard" style:family="paragraph">
      <style:text-properties style:font-name-asian="Calibri" style:font-name-complex="Calibri" fo:color="#00000A"/>
    </style:style>
    <style:style style:name="T93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9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95" style:parent-style-name="Standard" style:family="paragraph">
      <style:text-properties style:font-name-asian="Calibri" style:font-name-complex="Calibri" fo:color="#00000A"/>
    </style:style>
    <style:style style:name="T96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97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98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99" style:parent-style-name="Standard" style:family="paragraph">
      <style:text-properties style:font-name-asian="Calibri" style:font-name-complex="Calibri" fo:color="#00000A"/>
    </style:style>
    <style:style style:name="T100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101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102" style:parent-style-name="Standard" style:family="paragraph">
      <style:text-properties style:font-name-asian="Calibri" style:font-name-complex="Calibri" fo:color="#00000A"/>
    </style:style>
    <style:style style:name="T103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10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105" style:parent-style-name="Standard" style:family="paragraph">
      <style:text-properties style:font-name-asian="Calibri" style:font-name-complex="Calibri" fo:color="#00000A"/>
    </style:style>
    <style:style style:name="T106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107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108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109" style:parent-style-name="Standard" style:family="paragraph">
      <style:text-properties style:font-name-asian="Calibri" style:font-name-complex="Calibri" fo:color="#00000A"/>
    </style:style>
    <style:style style:name="T110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111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112" style:parent-style-name="Standard" style:family="paragraph">
      <style:text-properties style:font-name-asian="Calibri" style:font-name-complex="Calibri" fo:color="#00000A"/>
    </style:style>
    <style:style style:name="T113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P114" style:parent-style-name="Standard" style:family="paragraph">
      <style:text-properties style:font-name-asian="Calibri" style:font-name-complex="Calibri" fo:color="#00000A"/>
    </style:style>
    <style:style style:name="T115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16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17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18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19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2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21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22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2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2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25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26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27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28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29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3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31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132" style:parent-style-name="Standard" style:family="paragraph">
      <style:text-properties style:font-name-asian="Calibri" style:font-name-complex="Calibri" fo:color="#00000A"/>
    </style:style>
    <style:style style:name="T133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13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35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136" style:parent-style-name="Standard" style:family="paragraph">
      <style:text-properties style:font-name-asian="Calibri" style:font-name-complex="Calibri" fo:color="#00000A"/>
    </style:style>
    <style:style style:name="T137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138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139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4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41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42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4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4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45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46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47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48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49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5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51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52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5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5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55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156" style:parent-style-name="Standard" style:family="paragraph">
      <style:text-properties style:font-name-asian="Calibri" style:font-name-complex="Calibri" fo:color="#00000A"/>
    </style:style>
    <style:style style:name="T157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158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159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6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161" style:parent-style-name="Standard" style:family="paragraph">
      <style:text-properties style:font-name-asian="Calibri" style:font-name-complex="Calibri" fo:color="#00000A"/>
    </style:style>
    <style:style style:name="T162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16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6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65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66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67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68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69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7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71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72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7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7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75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76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77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78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79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180" style:parent-style-name="Standard" style:family="paragraph">
      <style:text-properties style:font-name-asian="Calibri" style:font-name-complex="Calibri" fo:color="#00000A"/>
    </style:style>
    <style:style style:name="T181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182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18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8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185" style:parent-style-name="Standard" style:family="paragraph">
      <style:text-properties style:font-name-asian="Calibri" style:font-name-complex="Calibri" fo:color="#00000A"/>
    </style:style>
    <style:style style:name="T186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187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88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89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9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91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92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9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9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95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96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97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98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199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0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01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02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0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204" style:parent-style-name="Standard" style:family="paragraph">
      <style:text-properties style:font-name-asian="Calibri" style:font-name-complex="Calibri" fo:color="#00000A"/>
    </style:style>
    <style:style style:name="T205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206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207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08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09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1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11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12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1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1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15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16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217" style:parent-style-name="Standard" style:family="paragraph">
      <style:text-properties style:font-name-asian="Calibri" style:font-name-complex="Calibri" fo:color="#00000A"/>
    </style:style>
    <style:style style:name="T218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219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22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21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22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2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2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25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26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27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28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29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3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31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32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3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3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35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36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237" style:parent-style-name="Standard" style:family="paragraph">
      <style:text-properties style:font-name-asian="Calibri" style:font-name-complex="Calibri" fo:color="#00000A"/>
    </style:style>
    <style:style style:name="T238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239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24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41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42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4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4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45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46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47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48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49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5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51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52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5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5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255" style:parent-style-name="Standard" style:family="paragraph">
      <style:text-properties style:font-name-asian="Calibri" style:font-name-complex="Calibri" fo:color="#00000A"/>
    </style:style>
    <style:style style:name="T256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257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258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59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6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61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62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6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264" style:parent-style-name="Standard" style:family="paragraph">
      <style:text-properties style:font-name-asian="Calibri" style:font-name-complex="Calibri" fo:color="#00000A"/>
    </style:style>
    <style:style style:name="T265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266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67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68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69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7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71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72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273" style:parent-style-name="Standard" style:family="paragraph">
      <style:text-properties style:font-name-asian="Calibri" style:font-name-complex="Calibri" fo:color="#00000A"/>
    </style:style>
    <style:style style:name="T274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275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276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77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278" style:parent-style-name="Standard" style:family="paragraph">
      <style:text-properties style:font-name-asian="Calibri" style:font-name-complex="Calibri" fo:color="#00000A"/>
    </style:style>
    <style:style style:name="T279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28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81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82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8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8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85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86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87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88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89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9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91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92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9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9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95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296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297" style:parent-style-name="Standard" style:family="paragraph">
      <style:text-properties style:font-name-asian="Calibri" style:font-name-complex="Calibri" fo:color="#00000A"/>
    </style:style>
    <style:style style:name="T298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299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30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01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02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0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0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05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306" style:parent-style-name="Standard" style:family="paragraph">
      <style:text-properties style:font-name-asian="Calibri" style:font-name-complex="Calibri" fo:color="#00000A"/>
    </style:style>
    <style:style style:name="T307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308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309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1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311" style:parent-style-name="Standard" style:family="paragraph">
      <style:text-properties style:font-name-asian="Calibri" style:font-name-complex="Calibri" fo:color="#00000A"/>
    </style:style>
    <style:style style:name="T312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31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1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15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16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17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18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19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2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21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22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2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2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25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26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27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28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329" style:parent-style-name="Standard" style:family="paragraph">
      <style:text-properties style:font-name-asian="Calibri" style:font-name-complex="Calibri" fo:color="#00000A"/>
    </style:style>
    <style:style style:name="T330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331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332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3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334" style:parent-style-name="Standard" style:family="paragraph">
      <style:text-properties style:font-name-asian="Calibri" style:font-name-complex="Calibri" fo:color="#00000A"/>
    </style:style>
    <style:style style:name="T335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336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337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38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39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4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41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42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4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4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45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46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47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48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49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5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51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52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5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354" style:parent-style-name="Standard" style:family="paragraph">
      <style:text-properties style:font-name-asian="Calibri" style:font-name-complex="Calibri" fo:color="#00000A"/>
    </style:style>
    <style:style style:name="T355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356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357" style:parent-style-name="Standard" style:family="paragraph">
      <style:text-properties style:font-name-asian="Calibri" style:font-name-complex="Calibri" fo:color="#00000A"/>
    </style:style>
    <style:style style:name="T358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359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6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61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62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6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6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65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66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67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68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69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7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71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72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7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7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375" style:parent-style-name="Standard" style:family="paragraph">
      <style:text-properties style:font-name-asian="Calibri" style:font-name-complex="Calibri" fo:color="#00000A"/>
    </style:style>
    <style:style style:name="T376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377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378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379" style:parent-style-name="Standard" style:family="paragraph">
      <style:text-properties style:font-name-asian="Calibri" style:font-name-complex="Calibri" fo:color="#00000A"/>
    </style:style>
    <style:style style:name="T380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381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382" style:parent-style-name="Standard" style:family="paragraph">
      <style:text-properties style:font-name-asian="Calibri" style:font-name-complex="Calibri" fo:color="#00000A"/>
    </style:style>
    <style:style style:name="T383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38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85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86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87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88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89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39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391" style:parent-style-name="Standard" style:family="paragraph">
      <style:text-properties style:font-name-asian="Calibri" style:font-name-complex="Calibri" fo:color="#00000A"/>
    </style:style>
    <style:style style:name="T392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39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394" style:parent-style-name="Standard" style:family="paragraph">
      <style:text-properties style:font-name-asian="Calibri" style:font-name-complex="Calibri" fo:color="#00000A"/>
    </style:style>
    <style:style style:name="T395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396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397" style:parent-style-name="Standard" style:family="paragraph">
      <style:text-properties style:font-name-asian="Calibri" style:font-name-complex="Calibri" fo:color="#00000A"/>
    </style:style>
    <style:style style:name="T398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399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40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401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402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40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40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405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406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407" style:parent-style-name="Standard" style:family="paragraph">
      <style:text-properties style:font-name-asian="Calibri" style:font-name-complex="Calibri" fo:color="#00000A"/>
    </style:style>
    <style:style style:name="T408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409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41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411" style:parent-style-name="Standard" style:family="paragraph">
      <style:text-properties style:font-name-asian="Calibri" style:font-name-complex="Calibri" fo:color="#00000A"/>
    </style:style>
    <style:style style:name="T412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41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414" style:parent-style-name="Standard" style:family="paragraph">
      <style:text-properties style:font-name-asian="Calibri" style:font-name-complex="Calibri" fo:color="#00000A"/>
    </style:style>
    <style:style style:name="T415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416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417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418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419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42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421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422" style:parent-style-name="Standard" style:family="paragraph">
      <style:text-properties style:font-name-asian="Calibri" style:font-name-complex="Calibri" fo:color="#00000A"/>
    </style:style>
    <style:style style:name="T423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424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425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426" style:parent-style-name="Standard" style:family="paragraph">
      <style:text-properties style:font-name-asian="Calibri" style:font-name-complex="Calibri" fo:color="#00000A"/>
    </style:style>
    <style:style style:name="T427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428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429" style:parent-style-name="Standard" style:family="paragraph">
      <style:text-properties style:font-name-asian="Calibri" style:font-name-complex="Calibri" fo:color="#00000A"/>
    </style:style>
    <style:style style:name="T430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431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432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43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43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435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436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437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438" style:parent-style-name="Standard" style:family="paragraph">
      <style:text-properties style:font-name-asian="Calibri" style:font-name-complex="Calibri" fo:color="#00000A"/>
    </style:style>
    <style:style style:name="T439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440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P441" style:parent-style-name="Standard" style:family="paragraph">
      <style:text-properties style:font-name-asian="Calibri" style:font-name-complex="Calibri" fo:color="#00000A"/>
    </style:style>
    <style:style style:name="T442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A" fo:font-size="12pt" style:font-size-asian="12pt"/>
    </style:style>
    <style:style style:name="T443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  <style:style style:name="T444" style:parent-style-name="DefaultParagraphFont" style:family="text">
      <style:text-properties style:font-name="Liberation Serif" style:font-name-asian="Liberation Serif" style:font-name-complex="Liberation Serif" fo:color="#00000A" fo:font-size="12pt" style:font-size-asian="12pt"/>
    </style:style>
  </office:automatic-styles>
  <office:body>
    <office:text text:use-soft-page-breaks="true">
      <text:p text:style-name="P1"/>
      <text:p text:style-name="P2"><text:span text:style-name="T3">Name :</text:span><text:span text:style-name="T4"><text:s/>Rohit Bangar</text:span><text:span text:style-name="T5"><text:s text:c="6"/></text:span><text:span text:style-name="T6">Class :</text:span><text:span text:style-name="T7"><text:s/>TE-C <text:s text:c="5"/></text:span><text:span text:style-name="T8">Roll No :</text:span><text:span text:style-name="T9"><text:s/>TECOC306</text:span><text:span text:style-name="T10"><text:s text:c="3"/></text:span><text:span text:style-name="T11">Batch :</text:span><text:span text:style-name="T12"><text:s/>C1</text:span><text:span text:style-name="T13"><text:tab/></text:span><text:span text:style-name="T14"><text:tab/></text:span><text:span text:style-name="T15"><text:tab/></text:span><text:span text:style-name="T16"><text:tab/></text:span></text:p>
      <text:p text:style-name="P17"><text:span text:style-name="T18">----------------------------------------------------------------------------------------------------</text:span></text:p>
      <text:p text:style-name="P19"><text:span text:style-name="T20"><text:tab/></text:span><text:span text:style-name="T21"><text:tab/></text:span><text:span text:style-name="T22"><text:tab/></text:span><text:span text:style-name="T23">Assignment-1</text:span></text:p>
      <text:p text:style-name="P24"/>
      <text:p text:style-name="P25"/>
      <text:p text:style-name="Standard"><text:span text:style-name="T26">mysql&gt; <text:s/>show databases;</text:span></text:p>
      <text:p text:style-name="Standard"><text:span text:style-name="T27">+--------------------+</text:span></text:p>
      <text:p text:style-name="Standard"><text:span text:style-name="T28">| Database <text:s text:c="10"/>|</text:span></text:p>
      <text:p text:style-name="Standard"><text:span text:style-name="T29">+--------------------+</text:span></text:p>
      <text:p text:style-name="Standard"><text:span text:style-name="T30">| information_schema |</text:span></text:p>
      <text:p text:style-name="Standard"><text:span text:style-name="T31">| A <text:s text:c="17"/>|</text:span></text:p>
      <text:p text:style-name="Standard"><text:span text:style-name="T32">| D <text:s text:c="17"/>|</text:span></text:p>
      <text:p text:style-name="Standard"><text:span text:style-name="T33">| P <text:s text:c="17"/>|</text:span></text:p>
      <text:p text:style-name="Standard"><text:span text:style-name="T34">| PCCOE <text:s text:c="13"/>|</text:span></text:p>
      <text:p text:style-name="Standard"><text:span text:style-name="T35">| TEC4 <text:s text:c="14"/>|</text:span></text:p>
      <text:p text:style-name="Standard"><text:span text:style-name="T36">| TECFOUR<text:s/></text:span><text:span text:style-name="T37"><text:s text:c="11"/>|</text:span></text:p>
      <text:p text:style-name="Standard"><text:span text:style-name="T38">| TECOC352 <text:s text:c="10"/>|</text:span></text:p>
      <text:p text:style-name="Standard"><text:span text:style-name="T39">| mysql <text:s text:c="13"/>|</text:span></text:p>
      <text:p text:style-name="Standard"><text:span text:style-name="T40">| pccoe <text:s text:c="13"/>|</text:span></text:p>
      <text:p text:style-name="Standard"><text:span text:style-name="T41">| pccoe1 <text:s text:c="12"/>|</text:span></text:p>
      <text:p text:style-name="Standard"><text:span text:style-name="T42">| performance_schema |</text:span></text:p>
      <text:p text:style-name="Standard"><text:span text:style-name="T43">+--------------------+</text:span></text:p>
      <text:p text:style-name="Standard"><text:span text:style-name="T44">12 rows in set (0.03 sec)</text:span></text:p>
      <text:p text:style-name="P45"/>
      <text:p text:style-name="Standard"><text:span text:style-name="T46">mysql&gt;</text:span><text:span text:style-name="T47"><text:s/>create database company;</text:span></text:p>
      <text:p text:style-name="P48"/>
      <text:p text:style-name="Standard"><text:span text:style-name="T49">Query OK, 1 row affected (0.02 sec)</text:span></text:p>
      <text:p text:style-name="P50"/>
      <text:p text:style-name="Standard"><text:span text:style-name="T51">mysql&gt; <text:s/>show databases;</text:span></text:p>
      <text:p text:style-name="Standard"><text:span text:style-name="T52">+--------------------+</text:span></text:p>
      <text:p text:style-name="Standard"><text:span text:style-name="T53">| Database <text:s text:c="10"/>|</text:span></text:p>
      <text:p text:style-name="Standard"><text:span text:style-name="T54">+--------------------+</text:span></text:p>
      <text:p text:style-name="Standard"><text:span text:style-name="T55">| information_schema |</text:span></text:p>
      <text:p text:style-name="Standard"><text:span text:style-name="T56">| A <text:s text:c="17"/>|</text:span></text:p>
      <text:p text:style-name="Standard"><text:span text:style-name="T57">| D <text:s text:c="17"/>|</text:span></text:p>
      <text:p text:style-name="Standard"><text:span text:style-name="T58">| P <text:s text:c="17"/>|</text:span></text:p>
      <text:p text:style-name="Standard"><text:span text:style-name="T59">| PCCOE</text:span><text:span text:style-name="T60"><text:s text:c="14"/>|</text:span></text:p>
      <text:p text:style-name="Standard"><text:span text:style-name="T61">| TEC4 <text:s text:c="14"/>|</text:span></text:p>
      <text:p text:style-name="Standard"><text:span text:style-name="T62">| TECFOUR <text:s text:c="11"/>|</text:span></text:p>
      <text:p text:style-name="Standard"><text:span text:style-name="T63">| TECOC352 <text:s text:c="10"/>|</text:span></text:p>
      <text:p text:style-name="Standard"><text:span text:style-name="T64">| company <text:s text:c="11"/>|</text:span></text:p>
      <text:p text:style-name="Standard"><text:span text:style-name="T65">| mysql <text:s text:c="13"/>|</text:span></text:p>
      <text:p text:style-name="Standard"><text:span text:style-name="T66">| pccoe <text:s text:c="13"/>|</text:span></text:p>
      <text:p text:style-name="Standard"><text:span text:style-name="T67">| pccoe1 <text:s text:c="12"/>|</text:span></text:p>
      <text:p text:style-name="Standard"><text:span text:style-name="T68">| performance_schema |</text:span></text:p>
      <text:p text:style-name="Standard"><text:span text:style-name="T69">+--------------------+</text:span></text:p>
      <text:p text:style-name="Standard"><text:span text:style-name="T70">13 rows in set (0.00 sec)</text:span></text:p>
      <text:p text:style-name="P71"/>
      <text:p text:style-name="Standard"><text:span text:style-name="T72">mysql&gt;</text:span><text:span text:style-name="T73"><text:s/>use company;</text:span></text:p>
      <text:p text:style-name="Standard"><text:span text:style-name="T74">Database changed</text:span></text:p>
      <text:p text:style-name="P75"/>
      <text:p text:style-name="Standard"><text:span text:style-name="T76">mysql&gt; create table data(cmpid int,cmpname varchar(10),sal int,addr varchar(20));</text:span></text:p>
      <text:p text:style-name="Standard"><text:span text:style-name="T77">Query OK, 0 rows affected (0.05 sec)</text:span></text:p>
      <text:p text:style-name="P78"/>
      <text:p text:style-name="Standard"><text:span text:style-name="T79">mysql&gt; insert into data values(1,"ram",10000,"Pune");</text:span></text:p>
      <text:p text:style-name="Standard"><text:span text:style-name="T80">Query OK, 1 row affected (0.03 sec)</text:span></text:p>
      <text:p text:style-name="P81"/>
      <text:p text:style-name="Standard"><text:span text:style-name="T82">mysql&gt; insert</text:span><text:span text:style-name="T83"><text:s/>into data values(2,"raju",30000,"mumbai");</text:span></text:p>
      <text:p text:style-name="Standard"><text:span text:style-name="T84">Query OK, 1 row affected (0.04 sec)</text:span></text:p>
      <text:p text:style-name="P85"/>
      <text:p text:style-name="Standard"><text:span text:style-name="T86">mysql&gt; insert into data values(3,"seeta",2000,"chinchwad");</text:span></text:p>
      <text:p text:style-name="Standard"><text:span text:style-name="T87">Query OK, 1 row affected (0.02 sec)</text:span></text:p>
      <text:p text:style-name="P88"/>
      <text:p text:style-name="Standard"><text:span text:style-name="T89">mysql&gt;</text:span><text:span text:style-name="T90"><text:s/>insert into data values(4,"geeta",5000,"chikhali");</text:span></text:p>
      <text:p text:style-name="Standard"><text:span text:style-name="T91">Query OK, 1 row affected (0.04 sec)</text:span></text:p>
      <text:p text:style-name="P92"/>
      <text:p text:style-name="Standard"><text:span text:style-name="T93">mysql&gt; insert into data values(5,"siddhi",7000,"nashik");</text:span></text:p>
      <text:p text:style-name="Standard"><text:span text:style-name="T94">Query OK, 1 row affected (0.03 sec)</text:span></text:p>
      <text:p text:style-name="P95"/>
      <text:p text:style-name="Standard"><text:span text:style-name="T96">mysql&gt; insert into data values(6,"suyasha",9000,"ps");</text:span></text:p>
      <text:p text:style-name="Standard"><text:span text:style-name="T97">Query OK, 1 row<text:s/></text:span><text:span text:style-name="T98">affected (0.03 sec)</text:span></text:p>
      <text:p text:style-name="P99"/>
      <text:p text:style-name="Standard"><text:span text:style-name="T100">mysql&gt; insert into data values(7,"aish",74000,"lonavala");</text:span></text:p>
      <text:p text:style-name="Standard"><text:span text:style-name="T101">Query OK, 1 row affected (0.03 sec)</text:span></text:p>
      <text:p text:style-name="P102"/>
      <text:p text:style-name="Standard"><text:span text:style-name="T103">mysql&gt; insert into data values(8,"mayuri",2300,"akurdi");</text:span></text:p>
      <text:p text:style-name="Standard"><text:span text:style-name="T104">Query OK, 1 row affected (0.03 sec)</text:span></text:p>
      <text:p text:style-name="P105"/>
      <text:p text:style-name="Standard"><text:span text:style-name="T106">mysql&gt;</text:span><text:span text:style-name="T107"><text:s/>insert into data values(9,"mayu",8500,"chakan");</text:span></text:p>
      <text:p text:style-name="Standard"><text:span text:style-name="T108">Query OK, 1 row affected (0.03 sec)</text:span></text:p>
      <text:p text:style-name="P109"/>
      <text:p text:style-name="Standard"><text:span text:style-name="T110">mysql&gt; insert into data values(10,"veer",6500,"pabal");</text:span></text:p>
      <text:p text:style-name="Standard"><text:span text:style-name="T111">Query OK, 1 row affected (0.03 sec)</text:span></text:p>
      <text:p text:style-name="P112"/>
      <text:p text:style-name="Standard"><text:span text:style-name="T113">mysql&gt; select * from data;</text:span></text:p>
      <text:p text:style-name="P114"/>
      <text:p text:style-name="Standard"><text:span text:style-name="T115">+-------+---------+-------+-----------+</text:span></text:p>
      <text:p text:style-name="Standard"><text:span text:style-name="T116">| cmpid<text:s/></text:span><text:span text:style-name="T117">| cmpname | sal <text:s text:c="2"/>| addr <text:s text:c="5"/>|</text:span></text:p>
      <text:p text:style-name="Standard"><text:span text:style-name="T118">+-------+---------+-------+-----------+</text:span></text:p>
      <text:p text:style-name="Standard"><text:span text:style-name="T119">| <text:s text:c="4"/>1 | ram <text:s text:c="4"/>| 10000 | Pune <text:s text:c="5"/>|</text:span></text:p>
      <text:p text:style-name="Standard"><text:span text:style-name="T120">| <text:s text:c="4"/>2 | raju <text:s text:c="3"/>| 30000 | mumbai <text:s text:c="3"/>|</text:span></text:p>
      <text:p text:style-name="Standard"><text:span text:style-name="T121">| <text:s text:c="4"/>3 | seeta <text:s text:c="2"/>| <text:s/>2000 | chinchwad |</text:span></text:p>
      <text:p text:style-name="Standard"><text:span text:style-name="T122">| <text:s text:c="4"/>4 | geeta <text:s text:c="2"/>| <text:s/>5000 | chikhali <text:s/>|</text:span></text:p>
      <text:p text:style-name="Standard"><text:span text:style-name="T123">| <text:s text:c="4"/>5 | siddhi <text:s/>| <text:s/>700</text:span><text:span text:style-name="T124">0 | nashik <text:s text:c="3"/>|</text:span></text:p>
      <text:p text:style-name="Standard"><text:span text:style-name="T125">| <text:s text:c="4"/>6 | suyasha | <text:s/>9000 | ps <text:s text:c="7"/>|</text:span></text:p>
      <text:p text:style-name="Standard"><text:span text:style-name="T126">| <text:s text:c="4"/>7 | aish <text:s text:c="3"/>| 74000 | lonavala <text:s/>|</text:span></text:p>
      <text:p text:style-name="Standard"><text:span text:style-name="T127">| <text:s text:c="4"/>8 | mayuri <text:s/>| <text:s/>2300 | akurdi <text:s text:c="3"/>|</text:span></text:p>
      <text:p text:style-name="Standard"><text:span text:style-name="T128">| <text:s text:c="4"/>9 | mayu <text:s text:c="3"/>| <text:s/>8500 | chakan <text:s text:c="3"/>|</text:span></text:p>
      <text:p text:style-name="Standard"><text:span text:style-name="T129">| <text:s text:c="3"/>10 | veer <text:s text:c="3"/>| <text:s/>6500 | pabal <text:s text:c="4"/>|</text:span></text:p>
      <text:p text:style-name="Standard"><text:span text:style-name="T130">+-------+---------+-------+-----------+</text:span></text:p>
      <text:soft-page-break/>
      <text:p text:style-name="Standard"><text:span text:style-name="T131">10 rows in set (0.00 sec)</text:span></text:p>
      <text:p text:style-name="P132"/>
      <text:p text:style-name="Standard"><text:span text:style-name="T133">mysql&gt; alter table data add(phone_no bigint);</text:span></text:p>
      <text:p text:style-name="Standard"><text:span text:style-name="T134">Query OK, 10 rows affected (0.16 sec)</text:span></text:p>
      <text:p text:style-name="Standard"><text:span text:style-name="T135">Records: 10 <text:s/>Duplicates: 0 <text:s/>Warnings: 0</text:span></text:p>
      <text:p text:style-name="P136"/>
      <text:p text:style-name="Standard"><text:span text:style-name="T137">mysql&gt;</text:span><text:span text:style-name="T138"><text:s/>select * from data;</text:span></text:p>
      <text:p text:style-name="Standard"><text:span text:style-name="T139">+-------+---------+-------+-----------+----------+</text:span></text:p>
      <text:p text:style-name="Standard"><text:span text:style-name="T140">| cmpid | cmpname | sal <text:s text:c="2"/>| addr <text:s text:c="5"/>| phone_no |</text:span></text:p>
      <text:p text:style-name="Standard"><text:span text:style-name="T141">+-------+---------+-------+-----------+----------+</text:span></text:p>
      <text:p text:style-name="Standard"><text:span text:style-name="T142">| <text:s text:c="4"/>1 | ram <text:s text:c="4"/>| 10000 | Pune <text:s text:c="5"/>| <text:s text:c="4"/>NULL |</text:span></text:p>
      <text:p text:style-name="Standard"><text:span text:style-name="T143">| <text:s text:c="4"/>2 | raju <text:s text:c="3"/>| 30000 |<text:s/></text:span><text:span text:style-name="T144">mumbai <text:s text:c="3"/>| <text:s text:c="4"/>NULL |</text:span></text:p>
      <text:p text:style-name="Standard"><text:span text:style-name="T145">| <text:s text:c="4"/>3 | seeta <text:s text:c="2"/>| <text:s/>2000 | chinchwad | <text:s text:c="4"/>NULL |</text:span></text:p>
      <text:p text:style-name="Standard"><text:span text:style-name="T146">| <text:s text:c="4"/>4 | geeta <text:s text:c="2"/>| <text:s/>5000 | chikhali <text:s/>| <text:s text:c="4"/>NULL |</text:span></text:p>
      <text:p text:style-name="Standard"><text:span text:style-name="T147">| <text:s text:c="4"/>5 | siddhi <text:s/>| <text:s/>7000 | nashik <text:s text:c="3"/>| <text:s text:c="4"/>NULL |</text:span></text:p>
      <text:p text:style-name="Standard"><text:span text:style-name="T148">| <text:s text:c="4"/>6 | suyasha | <text:s/>9000 | ps <text:s text:c="7"/>| <text:s text:c="4"/>NULL |</text:span></text:p>
      <text:p text:style-name="Standard"><text:span text:style-name="T149">| <text:s text:c="4"/>7 | aish <text:s text:c="3"/>| 74000 | l</text:span><text:span text:style-name="T150">onavala <text:s/>| <text:s text:c="4"/>NULL |</text:span></text:p>
      <text:p text:style-name="Standard"><text:span text:style-name="T151">| <text:s text:c="4"/>8 | mayuri <text:s/>| <text:s/>2300 | akurdi <text:s text:c="3"/>| <text:s text:c="4"/>NULL |</text:span></text:p>
      <text:p text:style-name="Standard"><text:span text:style-name="T152">| <text:s text:c="4"/>9 | mayu <text:s text:c="3"/>| <text:s/>8500 | chakan <text:s text:c="3"/>| <text:s text:c="4"/>NULL |</text:span></text:p>
      <text:p text:style-name="Standard"><text:span text:style-name="T153">| <text:s text:c="3"/>10 | veer <text:s text:c="3"/>| <text:s/>6500 | pabal <text:s text:c="4"/>| <text:s text:c="4"/>NULL |</text:span></text:p>
      <text:p text:style-name="Standard"><text:span text:style-name="T154">+-------+---------+-------+-----------+----------+</text:span></text:p>
      <text:p text:style-name="Standard"><text:span text:style-name="T155">10 rows in set (0.00 sec)</text:span></text:p>
      <text:p text:style-name="P156"/>
      <text:p text:style-name="Standard"><text:span text:style-name="T157">mys</text:span><text:span text:style-name="T158">ql&gt; alter table data drop column phone_no;</text:span></text:p>
      <text:p text:style-name="Standard"><text:span text:style-name="T159">Query OK, 10 rows affected (0.16 sec)</text:span></text:p>
      <text:p text:style-name="Standard"><text:span text:style-name="T160">Records: 10 <text:s/>Duplicates: 0 <text:s/>Warnings: 0</text:span></text:p>
      <text:p text:style-name="P161"/>
      <text:p text:style-name="Standard"><text:span text:style-name="T162">mysql&gt; select * from data;</text:span></text:p>
      <text:p text:style-name="Standard"><text:span text:style-name="T163">+-------+---------+-------+-----------+</text:span></text:p>
      <text:p text:style-name="Standard"><text:span text:style-name="T164">| cmpid | cmpname | sal <text:s text:c="2"/>| addr <text:s text:c="5"/>|</text:span></text:p>
      <text:p text:style-name="Standard"><text:span text:style-name="T165">+-------+---------+-------+</text:span><text:span text:style-name="T166">-----------+</text:span></text:p>
      <text:p text:style-name="Standard"><text:span text:style-name="T167">| <text:s text:c="4"/>1 | ram <text:s text:c="4"/>| 10000 | Pune <text:s text:c="5"/>|</text:span></text:p>
      <text:p text:style-name="Standard"><text:span text:style-name="T168">| <text:s text:c="4"/>2 | raju <text:s text:c="3"/>| 30000 | mumbai <text:s text:c="3"/>|</text:span></text:p>
      <text:p text:style-name="Standard"><text:span text:style-name="T169">| <text:s text:c="4"/>3 | seeta <text:s text:c="2"/>| <text:s/>2000 | chinchwad |</text:span></text:p>
      <text:p text:style-name="Standard"><text:span text:style-name="T170">| <text:s text:c="4"/>4 | geeta <text:s text:c="2"/>| <text:s/>5000 | chikhali <text:s/>|</text:span></text:p>
      <text:p text:style-name="Standard"><text:span text:style-name="T171">| <text:s text:c="4"/>5 | siddhi <text:s/>| <text:s/>7000 | nashik <text:s text:c="3"/>|</text:span></text:p>
      <text:p text:style-name="Standard"><text:span text:style-name="T172">| <text:s text:c="4"/>6 | suyasha | <text:s/>9000 | ps <text:s text:c="7"/>|</text:span></text:p>
      <text:p text:style-name="Standard"><text:span text:style-name="T173">|<text:s/></text:span><text:span text:style-name="T174"><text:s text:c="4"/>7 | aish <text:s text:c="3"/>| 74000 | lonavala <text:s/>|</text:span></text:p>
      <text:p text:style-name="Standard"><text:span text:style-name="T175">| <text:s text:c="4"/>8 | mayuri <text:s/>| <text:s/>2300 | akurdi <text:s text:c="3"/>|</text:span></text:p>
      <text:p text:style-name="Standard"><text:span text:style-name="T176">| <text:s text:c="4"/>9 | mayu <text:s text:c="3"/>| <text:s/>8500 | chakan <text:s text:c="3"/>|</text:span></text:p>
      <text:p text:style-name="Standard"><text:span text:style-name="T177">| <text:s text:c="3"/>10 | veer <text:s text:c="3"/>| <text:s/>6500 | pabal <text:s text:c="4"/>|</text:span></text:p>
      <text:p text:style-name="Standard"><text:span text:style-name="T178">+-------+---------+-------+-----------+</text:span></text:p>
      <text:p text:style-name="Standard"><text:span text:style-name="T179">10 rows in set (0.00 sec)</text:span></text:p>
      <text:p text:style-name="P180"/>
      <text:p text:style-name="Standard"><text:span text:style-name="T181">mysql&gt; alter table data modify<text:s/></text:span><text:span text:style-name="T182">sal bigint;</text:span></text:p>
      <text:p text:style-name="Standard"><text:span text:style-name="T183">Query OK, 10 rows affected (0.16 sec)</text:span></text:p>
      <text:p text:style-name="Standard"><text:span text:style-name="T184">Records: 10 <text:s/>Duplicates: 0 <text:s/>Warnings: 0</text:span></text:p>
      <text:p text:style-name="P185"/>
      <text:p text:style-name="Standard"><text:span text:style-name="T186">mysql&gt; select * from data;</text:span></text:p>
      <text:p text:style-name="Standard"><text:span text:style-name="T187">+-------+---------+-------+-----------+</text:span></text:p>
      <text:p text:style-name="Standard"><text:span text:style-name="T188">| cmpid | cmpname | sal <text:s text:c="2"/>| addr <text:s text:c="5"/>|</text:span></text:p>
      <text:p text:style-name="Standard"><text:span text:style-name="T189">+-------+---------+-------+-----------+</text:span></text:p>
      <text:soft-page-break/>
      <text:p text:style-name="Standard"><text:span text:style-name="T190">| <text:s text:c="4"/>1 | ram <text:s text:c="4"/></text:span><text:span text:style-name="T191">| 10000 | Pune <text:s text:c="5"/>|</text:span></text:p>
      <text:p text:style-name="Standard"><text:span text:style-name="T192">| <text:s text:c="4"/>2 | raju <text:s text:c="3"/>| 30000 | mumbai <text:s text:c="3"/>|</text:span></text:p>
      <text:p text:style-name="Standard"><text:span text:style-name="T193">| <text:s text:c="4"/>3 | seeta <text:s text:c="2"/>| <text:s/>2000 | chinchwad |</text:span></text:p>
      <text:p text:style-name="Standard"><text:span text:style-name="T194">| <text:s text:c="4"/>4 | geeta <text:s text:c="2"/>| <text:s/>5000 | chikhali <text:s/>|</text:span></text:p>
      <text:p text:style-name="Standard"><text:span text:style-name="T195">| <text:s text:c="4"/>5 | siddhi <text:s/>| <text:s/>7000 | nashik <text:s text:c="3"/>|</text:span></text:p>
      <text:p text:style-name="Standard"><text:span text:style-name="T196">| <text:s text:c="4"/>6 | suyasha | <text:s/>9000 | ps <text:s text:c="7"/>|</text:span></text:p>
      <text:p text:style-name="Standard"><text:span text:style-name="T197">| <text:s text:c="4"/>7 | aish <text:s text:c="3"/>| 74000 | lonava</text:span><text:span text:style-name="T198">la <text:s/>|</text:span></text:p>
      <text:p text:style-name="Standard"><text:span text:style-name="T199">| <text:s text:c="4"/>8 | mayuri <text:s/>| <text:s/>2300 | akurdi <text:s text:c="3"/>|</text:span></text:p>
      <text:p text:style-name="Standard"><text:span text:style-name="T200">| <text:s text:c="4"/>9 | mayu <text:s text:c="3"/>| <text:s/>8500 | chakan <text:s text:c="3"/>|</text:span></text:p>
      <text:p text:style-name="Standard"><text:span text:style-name="T201">| <text:s text:c="3"/>10 | veer <text:s text:c="3"/>| <text:s/>6500 | pabal <text:s text:c="4"/>|</text:span></text:p>
      <text:p text:style-name="Standard"><text:span text:style-name="T202">+-------+---------+-------+-----------+</text:span></text:p>
      <text:p text:style-name="Standard"><text:span text:style-name="T203">10 rows in set (0.00 sec)</text:span></text:p>
      <text:p text:style-name="P204"/>
      <text:p text:style-name="Standard"><text:span text:style-name="T205">mysql&gt;</text:span><text:span text:style-name="T206"><text:s/>desc data;</text:span></text:p>
      <text:p text:style-name="Standard"><text:span text:style-name="T207">+---------+-------------+------+-----+---------+-------+</text:span></text:p>
      <text:p text:style-name="Standard"><text:span text:style-name="T208">| Field <text:s text:c="2"/>| Type <text:s text:c="7"/>| Null | Key | Default | Extra |</text:span></text:p>
      <text:p text:style-name="Standard"><text:span text:style-name="T209">+---------+-------------+------+-----+---------+-------+</text:span></text:p>
      <text:p text:style-name="Standard"><text:span text:style-name="T210">| cmpid <text:s text:c="2"/>| int(11) <text:s text:c="4"/>| YES <text:s/>| <text:s text:c="4"/>| NULL <text:s text:c="3"/>| <text:s text:c="6"/>|</text:span></text:p>
      <text:p text:style-name="Standard"><text:span text:style-name="T211">| cmpname | varc</text:span><text:span text:style-name="T212">har(10) | YES <text:s/>| <text:s text:c="4"/>| NULL <text:s text:c="3"/>| <text:s text:c="6"/>|</text:span></text:p>
      <text:p text:style-name="Standard"><text:span text:style-name="T213">| sal <text:s text:c="4"/>| bigint(20) <text:s/>| YES <text:s/>| <text:s text:c="4"/>| NULL <text:s text:c="3"/>| <text:s text:c="6"/>|</text:span></text:p>
      <text:p text:style-name="Standard"><text:span text:style-name="T214">| addr <text:s text:c="3"/>| varchar(20) | YES <text:s/>| <text:s text:c="4"/>| NULL <text:s text:c="3"/>| <text:s text:c="6"/>|</text:span></text:p>
      <text:p text:style-name="Standard"><text:span text:style-name="T215">+---------+-------------+------+-----+---------+-------+</text:span></text:p>
      <text:p text:style-name="Standard"><text:span text:style-name="T216">4 rows in set (0.00 sec)</text:span></text:p>
      <text:p text:style-name="P217"/>
      <text:p text:style-name="Standard"><text:span text:style-name="T218">mysql&gt; select * fr</text:span><text:span text:style-name="T219">om data;</text:span></text:p>
      <text:p text:style-name="Standard"><text:span text:style-name="T220">+-------+---------+-------+-----------+</text:span></text:p>
      <text:p text:style-name="Standard"><text:span text:style-name="T221">| cmpid | cmpname | sal <text:s text:c="2"/>| addr <text:s text:c="5"/>|</text:span></text:p>
      <text:p text:style-name="Standard"><text:span text:style-name="T222">+-------+---------+-------+-----------+</text:span></text:p>
      <text:p text:style-name="Standard"><text:span text:style-name="T223">| <text:s text:c="4"/>1 | ram <text:s text:c="4"/>| 10000 | Pune <text:s text:c="5"/>|</text:span></text:p>
      <text:p text:style-name="Standard"><text:span text:style-name="T224">| <text:s text:c="4"/>2 | raju <text:s text:c="3"/>| 30000 | mumbai <text:s text:c="3"/>|</text:span></text:p>
      <text:p text:style-name="Standard"><text:span text:style-name="T225">| <text:s text:c="4"/>3 | seeta <text:s text:c="2"/>| <text:s/>2000 | chinchwad |</text:span></text:p>
      <text:p text:style-name="Standard"><text:span text:style-name="T226">| <text:s text:c="4"/>4</text:span><text:span text:style-name="T227"><text:s/>| geeta <text:s text:c="2"/>| <text:s/>5000 | chikhali <text:s/>|</text:span></text:p>
      <text:p text:style-name="Standard"><text:span text:style-name="T228">| <text:s text:c="4"/>5 | siddhi <text:s/>| <text:s/>7000 | nashik <text:s text:c="3"/>|</text:span></text:p>
      <text:p text:style-name="Standard"><text:span text:style-name="T229">| <text:s text:c="4"/>6 | suyasha | <text:s/>9000 | ps <text:s text:c="7"/>|</text:span></text:p>
      <text:p text:style-name="Standard"><text:span text:style-name="T230">| <text:s text:c="4"/>7 | aish <text:s text:c="3"/>| 74000 | lonavala <text:s/>|</text:span></text:p>
      <text:p text:style-name="Standard"><text:span text:style-name="T231">| <text:s text:c="4"/>8 | mayuri <text:s/>| <text:s/>2300 | akurdi <text:s text:c="3"/>|</text:span></text:p>
      <text:p text:style-name="Standard"><text:span text:style-name="T232">| <text:s text:c="4"/>9 | mayu <text:s text:c="3"/>| <text:s/>8500 | chakan <text:s text:c="3"/>|</text:span></text:p>
      <text:p text:style-name="Standard"><text:span text:style-name="T233">| <text:s text:c="3"/>10 | veer <text:s text:c="3"/>| <text:s/>65</text:span><text:span text:style-name="T234">00 | pabal <text:s text:c="4"/>|</text:span></text:p>
      <text:p text:style-name="Standard"><text:span text:style-name="T235">+-------+---------+-------+-----------+</text:span></text:p>
      <text:p text:style-name="Standard"><text:span text:style-name="T236">10 rows in set (0.00 sec)</text:span></text:p>
      <text:p text:style-name="P237"/>
      <text:p text:style-name="Standard"><text:span text:style-name="T238">mysql&gt;</text:span><text:span text:style-name="T239"><text:s/>select cmpid from data;</text:span></text:p>
      <text:p text:style-name="Standard"><text:span text:style-name="T240">+-------+</text:span></text:p>
      <text:p text:style-name="Standard"><text:span text:style-name="T241">| cmpid |</text:span></text:p>
      <text:p text:style-name="Standard"><text:span text:style-name="T242">+-------+</text:span></text:p>
      <text:p text:style-name="Standard"><text:span text:style-name="T243">| <text:s text:c="4"/>1 |</text:span></text:p>
      <text:p text:style-name="Standard"><text:span text:style-name="T244">| <text:s text:c="4"/>2 |</text:span></text:p>
      <text:p text:style-name="Standard"><text:span text:style-name="T245">| <text:s text:c="4"/>3 |</text:span></text:p>
      <text:p text:style-name="Standard"><text:span text:style-name="T246">| <text:s text:c="4"/>4 |</text:span></text:p>
      <text:p text:style-name="Standard"><text:span text:style-name="T247">| <text:s text:c="4"/>5 |</text:span></text:p>
      <text:p text:style-name="Standard"><text:span text:style-name="T248">| <text:s text:c="4"/>6 |</text:span></text:p>
      <text:p text:style-name="Standard"><text:span text:style-name="T249">| <text:s text:c="4"/>7 |</text:span></text:p>
      <text:soft-page-break/>
      <text:p text:style-name="Standard"><text:span text:style-name="T250">| <text:s text:c="4"/>8 |</text:span></text:p>
      <text:p text:style-name="Standard"><text:span text:style-name="T251">| <text:s text:c="4"/>9 |</text:span></text:p>
      <text:p text:style-name="Standard"><text:span text:style-name="T252">| <text:s text:c="3"/>10 |</text:span></text:p>
      <text:p text:style-name="Standard"><text:span text:style-name="T253">+-------+</text:span></text:p>
      <text:p text:style-name="Standard"><text:span text:style-name="T254">10 rows in set (0.00 sec)</text:span></text:p>
      <text:p text:style-name="P255"/>
      <text:p text:style-name="Standard"><text:span text:style-name="T256">mysql&gt;</text:span><text:span text:style-name="T257"><text:s/>select cmpid from data where cmpid=5;</text:span></text:p>
      <text:p text:style-name="Standard"><text:span text:style-name="T258">+-------+</text:span></text:p>
      <text:p text:style-name="Standard"><text:span text:style-name="T259">| cmpid |</text:span></text:p>
      <text:p text:style-name="Standard"><text:span text:style-name="T260">+-------+</text:span></text:p>
      <text:p text:style-name="Standard"><text:span text:style-name="T261">| <text:s text:c="4"/>5 |</text:span></text:p>
      <text:p text:style-name="Standard"><text:span text:style-name="T262">+-------+</text:span></text:p>
      <text:p text:style-name="Standard"><text:span text:style-name="T263">1 row in set (0.00 sec)</text:span></text:p>
      <text:p text:style-name="P264"/>
      <text:p text:style-name="Standard"><text:span text:style-name="T265">mysql&gt; select * from data where cmpid=5;</text:span></text:p>
      <text:p text:style-name="Standard"><text:span text:style-name="T266">+-------+---------+------+--------+</text:span></text:p>
      <text:p text:style-name="Standard"><text:span text:style-name="T267">| cmpid | cmpname | sal <text:s/>| addr <text:s text:c="2"/>|</text:span></text:p>
      <text:p text:style-name="Standard"><text:span text:style-name="T268">+-------+---------+------+---</text:span><text:span text:style-name="T269">-----+</text:span></text:p>
      <text:p text:style-name="Standard"><text:span text:style-name="T270">| <text:s text:c="4"/>5 | siddhi <text:s/>| 7000 | nashik |</text:span></text:p>
      <text:p text:style-name="Standard"><text:span text:style-name="T271">+-------+---------+------+--------+</text:span></text:p>
      <text:p text:style-name="Standard"><text:span text:style-name="T272">1 row in set (0.00 sec)</text:span></text:p>
      <text:p text:style-name="P273"/>
      <text:p text:style-name="Standard"><text:span text:style-name="T274">mysql&gt;</text:span><text:span text:style-name="T275"><text:s/>alter table data change cmpname empname varchar(10);</text:span></text:p>
      <text:p text:style-name="Standard"><text:span text:style-name="T276">Query OK, 10 rows affected (0.15 sec)</text:span></text:p>
      <text:p text:style-name="Standard"><text:span text:style-name="T277">Records: 10 <text:s/>Duplicates: 0 <text:s/>Warnings: 0</text:span></text:p>
      <text:p text:style-name="P278"/>
      <text:p text:style-name="Standard"><text:span text:style-name="T279">mysql&gt; select * from data;</text:span></text:p>
      <text:p text:style-name="Standard"><text:span text:style-name="T280">+-------+---------+-------+-----------+</text:span></text:p>
      <text:p text:style-name="Standard"><text:span text:style-name="T281">| cmpid | empname | sal <text:s text:c="2"/>| addr <text:s text:c="5"/>|</text:span></text:p>
      <text:p text:style-name="Standard"><text:span text:style-name="T282">+-------+-------</text:span><text:span text:style-name="T283">--+-------+-----------+</text:span></text:p>
      <text:p text:style-name="Standard"><text:span text:style-name="T284">| <text:s text:c="4"/>1 | ram <text:s text:c="4"/>| 10000 | Pune <text:s text:c="5"/>|</text:span></text:p>
      <text:p text:style-name="Standard"><text:span text:style-name="T285">| <text:s text:c="4"/>2 | raju <text:s text:c="3"/>| 30000 | mumbai <text:s text:c="3"/>|</text:span></text:p>
      <text:p text:style-name="Standard"><text:span text:style-name="T286">| <text:s text:c="4"/>3 | seeta <text:s text:c="2"/>| <text:s/>2000 | chinchwad |</text:span></text:p>
      <text:p text:style-name="Standard"><text:span text:style-name="T287">| <text:s text:c="4"/>4 | geeta <text:s text:c="2"/>| <text:s/>5000 | chikhali <text:s/>|</text:span></text:p>
      <text:p text:style-name="Standard"><text:span text:style-name="T288">| <text:s text:c="4"/>5 | siddhi <text:s/>| <text:s/>7000 | nashik <text:s text:c="3"/>|</text:span></text:p>
      <text:p text:style-name="Standard"><text:span text:style-name="T289">| <text:s text:c="4"/>6 | suyasha | <text:s/>9000 | ps<text:s/></text:span><text:span text:style-name="T290"><text:s text:c="7"/>|</text:span></text:p>
      <text:p text:style-name="Standard"><text:span text:style-name="T291">| <text:s text:c="4"/>7 | aish <text:s text:c="3"/>| 74000 | lonavala <text:s/>|</text:span></text:p>
      <text:p text:style-name="Standard"><text:span text:style-name="T292">| <text:s text:c="4"/>8 | mayuri <text:s/>| <text:s/>2300 | akurdi <text:s text:c="3"/>|</text:span></text:p>
      <text:p text:style-name="Standard"><text:span text:style-name="T293">| <text:s text:c="4"/>9 | mayu <text:s text:c="3"/>| <text:s/>8500 | chakan <text:s text:c="3"/>|</text:span></text:p>
      <text:p text:style-name="Standard"><text:span text:style-name="T294">| <text:s text:c="3"/>10 | veer <text:s text:c="3"/>| <text:s/>6500 | pabal <text:s text:c="4"/>|</text:span></text:p>
      <text:p text:style-name="Standard"><text:span text:style-name="T295">+-------+---------+-------+-----------+</text:span></text:p>
      <text:p text:style-name="Standard"><text:span text:style-name="T296">10 rows in set (0.01 sec)</text:span></text:p>
      <text:p text:style-name="P297"/>
      <text:p text:style-name="Standard"><text:span text:style-name="T298">mysql&gt; select * from</text:span><text:span text:style-name="T299"><text:s/>data where addr="pune";</text:span></text:p>
      <text:p text:style-name="Standard"><text:span text:style-name="T300">+-------+---------+-------+------+</text:span></text:p>
      <text:p text:style-name="Standard"><text:span text:style-name="T301">| cmpid | empname | sal <text:s text:c="2"/>| addr |</text:span></text:p>
      <text:p text:style-name="Standard"><text:span text:style-name="T302">+-------+---------+-------+------+</text:span></text:p>
      <text:p text:style-name="Standard"><text:span text:style-name="T303">| <text:s text:c="4"/>1 | ram <text:s text:c="4"/>| 10000 | Pune |</text:span></text:p>
      <text:p text:style-name="Standard"><text:span text:style-name="T304">+-------+---------+-------+------+</text:span></text:p>
      <text:p text:style-name="Standard"><text:span text:style-name="T305">1 row in set (0.00 sec)</text:span></text:p>
      <text:p text:style-name="P306"/>
      <text:p text:style-name="Standard"><text:span text:style-name="T307">mysql&gt;</text:span><text:span text:style-name="T308"><text:s/>update data set addr="solapur" where cmpid=6;</text:span></text:p>
      <text:soft-page-break/>
      <text:p text:style-name="Standard"><text:span text:style-name="T309">Query OK, 1 row affected (0.04 sec)</text:span></text:p>
      <text:p text:style-name="Standard"><text:span text:style-name="T310">Rows matched: 1 <text:s/>Changed: 1 <text:s/>Warnings: 0</text:span></text:p>
      <text:p text:style-name="P311"/>
      <text:p text:style-name="Standard"><text:span text:style-name="T312">mysql&gt; select * from data;</text:span></text:p>
      <text:p text:style-name="Standard"><text:span text:style-name="T313">+-------+---------+-------+-----------+</text:span></text:p>
      <text:p text:style-name="Standard"><text:span text:style-name="T314">| cmpid | empname | sal <text:s text:c="2"/>| addr <text:s text:c="5"/>|</text:span></text:p>
      <text:p text:style-name="Standard"><text:span text:style-name="T315">+-------+---------+-----</text:span><text:span text:style-name="T316">--+-----------+</text:span></text:p>
      <text:p text:style-name="Standard"><text:span text:style-name="T317">| <text:s text:c="4"/>1 | ram <text:s text:c="4"/>| 10000 | Pune <text:s text:c="5"/>|</text:span></text:p>
      <text:p text:style-name="Standard"><text:span text:style-name="T318">| <text:s text:c="4"/>2 | raju <text:s text:c="3"/>| 30000 | mumbai <text:s text:c="3"/>|</text:span></text:p>
      <text:p text:style-name="Standard"><text:span text:style-name="T319">| <text:s text:c="4"/>3 | seeta <text:s text:c="2"/>| <text:s/>2000 | chinchwad |</text:span></text:p>
      <text:p text:style-name="Standard"><text:span text:style-name="T320">| <text:s text:c="4"/>4 | geeta <text:s text:c="2"/>| <text:s/>5000 | chikhali <text:s/>|</text:span></text:p>
      <text:p text:style-name="Standard"><text:span text:style-name="T321">| <text:s text:c="4"/>5 | siddhi <text:s/>| <text:s/>7000 | nashik <text:s text:c="3"/>|</text:span></text:p>
      <text:p text:style-name="Standard"><text:span text:style-name="T322">| <text:s text:c="4"/>6 | suyasha | <text:s/>9000 | solapur <text:s text:c="2"/>|</text:span></text:p>
      <text:p text:style-name="Standard"><text:span text:style-name="T323">| <text:s text:c="4"/>7 | aish <text:s text:c="3"/>| 74000 | lonavala <text:s/>|</text:span></text:p>
      <text:p text:style-name="Standard"><text:span text:style-name="T324">| <text:s text:c="4"/>8 | mayuri <text:s/>| <text:s/>2300 | akurdi <text:s text:c="3"/>|</text:span></text:p>
      <text:p text:style-name="Standard"><text:span text:style-name="T325">| <text:s text:c="4"/>9 | mayu <text:s text:c="3"/>| <text:s/>8500 | chakan <text:s text:c="3"/>|</text:span></text:p>
      <text:p text:style-name="Standard"><text:span text:style-name="T326">| <text:s text:c="3"/>10 | veer <text:s text:c="3"/>| <text:s/>6500 | pabal <text:s text:c="4"/>|</text:span></text:p>
      <text:p text:style-name="Standard"><text:span text:style-name="T327">+-------+---------+-------+-----------+</text:span></text:p>
      <text:p text:style-name="Standard"><text:span text:style-name="T328">10 rows in set (0.00 sec)</text:span></text:p>
      <text:p text:style-name="P329"/>
      <text:p text:style-name="Standard"><text:span text:style-name="T330">mysql&gt; update data set sal="5</text:span><text:span text:style-name="T331">0000" where empname="mayu";</text:span></text:p>
      <text:p text:style-name="Standard"><text:span text:style-name="T332">Query OK, 1 row affected (0.04 sec)</text:span></text:p>
      <text:p text:style-name="Standard"><text:span text:style-name="T333">Rows matched: 1 <text:s/>Changed: 1 <text:s/>Warnings: 0</text:span></text:p>
      <text:p text:style-name="P334"/>
      <text:p text:style-name="Standard"><text:span text:style-name="T335">mysql&gt;</text:span><text:span text:style-name="T336"><text:s/>select * from data;</text:span></text:p>
      <text:p text:style-name="Standard"><text:span text:style-name="T337">+-------+---------+-------+-----------+</text:span></text:p>
      <text:p text:style-name="Standard"><text:span text:style-name="T338">| cmpid | empname | sal <text:s text:c="2"/>| addr <text:s text:c="5"/>|</text:span></text:p>
      <text:p text:style-name="Standard"><text:span text:style-name="T339">+-------+---------+-------+-----------+</text:span></text:p>
      <text:p text:style-name="Standard"><text:span text:style-name="T340">| <text:s text:c="4"/>1 | ram <text:s text:c="4"/>| 10000 | Pune <text:s text:c="5"/>|</text:span></text:p>
      <text:p text:style-name="Standard"><text:span text:style-name="T341">| <text:s text:c="4"/>2 | raju <text:s text:c="3"/>| 30000 | mumbai <text:s text:c="3"/>|</text:span></text:p>
      <text:p text:style-name="Standard"><text:span text:style-name="T342">| <text:s text:c="4"/>3 | seeta <text:s text:c="2"/>| <text:s/>2000 | chinchw</text:span><text:span text:style-name="T343">ad |</text:span></text:p>
      <text:p text:style-name="Standard"><text:span text:style-name="T344">| <text:s text:c="4"/>4 | geeta <text:s text:c="2"/>| <text:s/>5000 | chikhali <text:s/>|</text:span></text:p>
      <text:p text:style-name="Standard"><text:span text:style-name="T345">| <text:s text:c="4"/>5 | siddhi <text:s/>| <text:s/>7000 | nashik <text:s text:c="3"/>|</text:span></text:p>
      <text:p text:style-name="Standard"><text:span text:style-name="T346">| <text:s text:c="4"/>6 | suyasha | <text:s/>9000 | solapur <text:s text:c="2"/>|</text:span></text:p>
      <text:p text:style-name="Standard"><text:span text:style-name="T347">| <text:s text:c="4"/>7 | aish <text:s text:c="3"/>| 74000 | lonavala <text:s/>|</text:span></text:p>
      <text:p text:style-name="Standard"><text:span text:style-name="T348">| <text:s text:c="4"/>8 | mayuri <text:s/>| <text:s/>2300 | akurdi <text:s text:c="3"/>|</text:span></text:p>
      <text:p text:style-name="Standard"><text:span text:style-name="T349">| <text:s text:c="4"/>9 | mayu <text:s text:c="3"/>| 50000 | chakan <text:s text:c="3"/>|</text:span></text:p>
      <text:p text:style-name="Standard"><text:span text:style-name="T350">| <text:s text:c="3"/>10 | v</text:span><text:span text:style-name="T351">eer <text:s text:c="3"/>| <text:s/>6500 | pabal <text:s text:c="4"/>|</text:span></text:p>
      <text:p text:style-name="Standard"><text:span text:style-name="T352">+-------+---------+-------+-----------+</text:span></text:p>
      <text:p text:style-name="Standard"><text:span text:style-name="T353">10 rows in set (0.00 sec)</text:span></text:p>
      <text:p text:style-name="P354"/>
      <text:p text:style-name="Standard"><text:span text:style-name="T355">mysql&gt; delete from data where cmpid=10;</text:span></text:p>
      <text:p text:style-name="Standard"><text:span text:style-name="T356">Query OK, 1 row affected (0.04 sec)</text:span></text:p>
      <text:p text:style-name="P357"/>
      <text:p text:style-name="Standard"><text:span text:style-name="T358">mysql&gt; select * from data;</text:span></text:p>
      <text:p text:style-name="Standard"><text:span text:style-name="T359">+-------+---------+-------+-----------+</text:span></text:p>
      <text:p text:style-name="Standard"><text:span text:style-name="T360">| cmpid | empnam</text:span><text:span text:style-name="T361">e | sal <text:s text:c="2"/>| addr <text:s text:c="5"/>|</text:span></text:p>
      <text:p text:style-name="Standard"><text:span text:style-name="T362">+-------+---------+-------+-----------+</text:span></text:p>
      <text:p text:style-name="Standard"><text:span text:style-name="T363">| <text:s text:c="4"/>1 | ram <text:s text:c="4"/>| 10000 | Pune <text:s text:c="5"/>|</text:span></text:p>
      <text:p text:style-name="Standard"><text:span text:style-name="T364">| <text:s text:c="4"/>2 | raju <text:s text:c="3"/>| 30000 | mumbai <text:s text:c="3"/>|</text:span></text:p>
      <text:p text:style-name="Standard"><text:span text:style-name="T365">| <text:s text:c="4"/>3 | seeta <text:s text:c="2"/>| <text:s/>2000 | chinchwad |</text:span></text:p>
      <text:p text:style-name="Standard"><text:span text:style-name="T366">| <text:s text:c="4"/>4 | geeta <text:s text:c="2"/>| <text:s/>5000 | chikhali <text:s/>|</text:span></text:p>
      <text:soft-page-break/>
      <text:p text:style-name="Standard"><text:span text:style-name="T367">| <text:s text:c="4"/>5 | siddhi <text:s/>| <text:s/>7000 | nash</text:span><text:span text:style-name="T368">ik <text:s text:c="3"/>|</text:span></text:p>
      <text:p text:style-name="Standard"><text:span text:style-name="T369">| <text:s text:c="4"/>6 | suyasha | <text:s/>9000 | solapur <text:s text:c="2"/>|</text:span></text:p>
      <text:p text:style-name="Standard"><text:span text:style-name="T370">| <text:s text:c="4"/>7 | aish <text:s text:c="3"/>| 74000 | lonavala <text:s/>|</text:span></text:p>
      <text:p text:style-name="Standard"><text:span text:style-name="T371">| <text:s text:c="4"/>8 | mayuri <text:s/>| <text:s/>2300 | akurdi <text:s text:c="3"/>|</text:span></text:p>
      <text:p text:style-name="Standard"><text:span text:style-name="T372">| <text:s text:c="4"/>9 | mayu <text:s text:c="3"/>| 50000 | chakan <text:s text:c="3"/>|</text:span></text:p>
      <text:p text:style-name="Standard"><text:span text:style-name="T373">+-------+---------+-------+-----------+</text:span></text:p>
      <text:p text:style-name="Standard"><text:span text:style-name="T374">9 rows in set (0.00 sec)</text:span></text:p>
      <text:p text:style-name="P375"/>
      <text:p text:style-name="Standard"><text:span text:style-name="T376">mysql&gt;</text:span><text:span text:style-name="T377"><text:s/>delete from data;</text:span></text:p>
      <text:p text:style-name="Standard"><text:span text:style-name="T378">Query OK, 9 rows affected (0.04 sec)</text:span></text:p>
      <text:p text:style-name="P379"/>
      <text:p text:style-name="Standard"><text:span text:style-name="T380">mysql&gt; select * from data;</text:span></text:p>
      <text:p text:style-name="Standard"><text:span text:style-name="T381">Empty set (0.00 sec)</text:span></text:p>
      <text:p text:style-name="P382"/>
      <text:p text:style-name="Standard"><text:span text:style-name="T383">mysql&gt; show tables;</text:span></text:p>
      <text:p text:style-name="Standard"><text:span text:style-name="T384">+-------------------+</text:span></text:p>
      <text:p text:style-name="Standard"><text:span text:style-name="T385">| Tables_in_company |</text:span></text:p>
      <text:p text:style-name="Standard"><text:span text:style-name="T386">+-------------------+</text:span></text:p>
      <text:p text:style-name="Standard"><text:span text:style-name="T387">| data <text:s text:c="13"/>|</text:span></text:p>
      <text:p text:style-name="Standard"><text:span text:style-name="T388">+-------------------+</text:span></text:p>
      <text:p text:style-name="Standard"><text:span text:style-name="T389">1 row in set (0.00<text:s/></text:span><text:span text:style-name="T390">sec)</text:span></text:p>
      <text:p text:style-name="P391"/>
      <text:p text:style-name="Standard"><text:span text:style-name="T392">mysql&gt; insert into data values(1,"mayu",8500,"chakan");</text:span></text:p>
      <text:p text:style-name="Standard"><text:span text:style-name="T393">Query OK, 1 row affected (0.03 sec)</text:span></text:p>
      <text:p text:style-name="P394"/>
      <text:p text:style-name="Standard"><text:span text:style-name="T395">mysql&gt; insert into data values(2,"seeta",7000,"pune");</text:span></text:p>
      <text:p text:style-name="Standard"><text:span text:style-name="T396">Query OK, 1 row affected (0.04 sec)</text:span></text:p>
      <text:p text:style-name="P397"/>
      <text:p text:style-name="Standard"><text:span text:style-name="T398">mysql&gt; select * from data;</text:span></text:p>
      <text:p text:style-name="Standard"><text:span text:style-name="T399">+-------+---------+------+--------+</text:span></text:p>
      <text:p text:style-name="Standard"><text:span text:style-name="T400">|<text:s/></text:span><text:span text:style-name="T401">cmpid | empname | sal <text:s/>| addr <text:s text:c="2"/>|</text:span></text:p>
      <text:p text:style-name="Standard"><text:span text:style-name="T402">+-------+---------+------+--------+</text:span></text:p>
      <text:p text:style-name="Standard"><text:span text:style-name="T403">| <text:s text:c="4"/>1 | mayu <text:s text:c="3"/>| 8500 | chakan |</text:span></text:p>
      <text:p text:style-name="Standard"><text:span text:style-name="T404">| <text:s text:c="4"/>2 | seeta <text:s text:c="2"/>| 7000 | pune <text:s text:c="2"/>|</text:span></text:p>
      <text:p text:style-name="Standard"><text:span text:style-name="T405">+-------+---------+------+--------+</text:span></text:p>
      <text:p text:style-name="Standard"><text:span text:style-name="T406">2 rows in set (0.00 sec)</text:span></text:p>
      <text:p text:style-name="P407"/>
      <text:p text:style-name="Standard"><text:span text:style-name="T408">mysql&gt; truncate table data;</text:span></text:p>
      <text:p text:style-name="Standard"><text:span text:style-name="T409">Query OK, 0 rows affecte</text:span><text:span text:style-name="T410">d (0.04 sec)</text:span></text:p>
      <text:p text:style-name="P411"/>
      <text:p text:style-name="Standard"><text:span text:style-name="T412">mysql&gt; select * from data;</text:span></text:p>
      <text:p text:style-name="Standard"><text:span text:style-name="T413">Empty set (0.00 sec)</text:span></text:p>
      <text:p text:style-name="P414"/>
      <text:p text:style-name="Standard"><text:span text:style-name="T415">mysql&gt; show tables;</text:span></text:p>
      <text:p text:style-name="Standard"><text:span text:style-name="T416">+-------------------+</text:span></text:p>
      <text:p text:style-name="Standard"><text:span text:style-name="T417">| Tables_in_company |</text:span></text:p>
      <text:p text:style-name="Standard"><text:span text:style-name="T418">+-------------------+</text:span></text:p>
      <text:p text:style-name="Standard"><text:span text:style-name="T419">| data <text:s text:c="13"/>|</text:span></text:p>
      <text:p text:style-name="Standard"><text:span text:style-name="T420">+-------------------+</text:span></text:p>
      <text:p text:style-name="Standard"><text:span text:style-name="T421">1 row in set (0.00 sec)</text:span></text:p>
      <text:p text:style-name="P422"/>
      <text:p text:style-name="Standard"><text:span text:style-name="T423">mysql&gt; insert into data values(1,"mayu</text:span><text:span text:style-name="T424">",8500,"chakan");</text:span></text:p>
      <text:p text:style-name="Standard"><text:span text:style-name="T425">Query OK, 1 row affected (0.04 sec)</text:span></text:p>
      <text:p text:style-name="P426"/>
      <text:p text:style-name="Standard"><text:span text:style-name="T427">mysql&gt; insert into data values(2,"seeta",7000,"pune");</text:span></text:p>
      <text:p text:style-name="Standard"><text:span text:style-name="T428">Query OK, 1 row affected (0.04 sec)</text:span></text:p>
      <text:p text:style-name="P429"/>
      <text:p text:style-name="Standard"><text:span text:style-name="T430">mysql&gt; select * from data;</text:span></text:p>
      <text:p text:style-name="Standard"><text:span text:style-name="T431">+-------+---------+------+--------+</text:span></text:p>
      <text:p text:style-name="Standard"><text:span text:style-name="T432">| cmpid | empname | sal <text:s/>| addr <text:s text:c="2"/>|</text:span></text:p>
      <text:p text:style-name="Standard"><text:span text:style-name="T433">+-------+---------+------+--------+</text:span></text:p>
      <text:p text:style-name="Standard"><text:span text:style-name="T434">| <text:s text:c="4"/>1 | mayu <text:s text:c="3"/>| 8500 | chakan |</text:span></text:p>
      <text:p text:style-name="Standard"><text:span text:style-name="T435">| <text:s text:c="4"/>2 | seeta <text:s text:c="2"/>| 7000 | pune <text:s text:c="2"/>|</text:span></text:p>
      <text:p text:style-name="Standard"><text:span text:style-name="T436">+-------+---------+------+--------+</text:span></text:p>
      <text:p text:style-name="Standard"><text:span text:style-name="T437">2 rows in set (0.00 sec)</text:span></text:p>
      <text:p text:style-name="P438"/>
      <text:p text:style-name="Standard"><text:span text:style-name="T439">mysql&gt; drop table data;</text:span></text:p>
      <text:p text:style-name="Standard"><text:span text:style-name="T440">Query OK, 0 rows affected (0.03 sec)</text:span></text:p>
      <text:p text:style-name="P441"/>
      <text:p text:style-name="Standard"><text:span text:style-name="T442">mysql&gt; show tables;</text:span></text:p>
      <text:p text:style-name="Standard"><text:span text:style-name="T443">Empt</text:span><text:span text:style-name="T444">y set (0.00 sec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erif" svg:font-family="Liberation Serif" style:font-family-generic="system" style:font-pitch="variable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7875in"/>
      <style:text-properties style:font-name="Calibri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/>
      </text:list-level-style-number>
      <text:list-level-style-number text:level="2" style:num-suffix="." style:num-format="">
        <style:list-level-properties text:space-before="0.5in" text:min-label-width="0.25in"/>
      </text:list-level-style-number>
      <text:list-level-style-number text:level="3" style:num-suffix="." style:num-format="">
        <style:list-level-properties text:space-before="0.75in" text:min-label-width="0.25in"/>
      </text:list-level-style-number>
      <text:list-level-style-number text:level="4" style:num-suffix="." style:num-format="">
        <style:list-level-properties text:space-before="1in" text:min-label-width="0.25in"/>
      </text:list-level-style-number>
      <text:list-level-style-number text:level="5" style:num-suffix="." style:num-format="">
        <style:list-level-properties text:space-before="1.25in" text:min-label-width="0.25in"/>
      </text:list-level-style-number>
      <text:list-level-style-number text:level="6" style:num-suffix="." style:num-format="">
        <style:list-level-properties text:space-before="1.5in" text:min-label-width="0.25in"/>
      </text:list-level-style-number>
      <text:list-level-style-number text:level="7" style:num-suffix="." style:num-format="">
        <style:list-level-properties text:space-before="1.75in" text:min-label-width="0.25in"/>
      </text:list-level-style-number>
      <text:list-level-style-number text:level="8" style:num-suffix="." style:num-format="">
        <style:list-level-properties text:space-before="2in" text:min-label-width="0.25in"/>
      </text:list-level-style-number>
      <text:list-level-style-number text:level="9" style:num-suffix="." style:num-format="">
        <style:list-level-properties text:space-before="2.25in" text:min-label-width="0.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Satyam</dc:creator>
    <meta:creation-date>2019-10-02T17:56:00Z</meta:creation-date>
    <dc:date>2019-10-10T07:10:00Z</dc:date>
    <meta:template xlink:href="Normal" xlink:type="simple"/>
    <meta:editing-cycles>10</meta:editing-cycles>
    <meta:editing-duration>PT120S</meta:editing-duration>
    <meta:document-statistic meta:page-count="8" meta:paragraph-count="23" meta:word-count="1728" meta:character-count="11558" meta:row-count="82" meta:non-whitespace-character-count="9853"/>
  </office:meta>
</office:document-meta>
</file>